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80.2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28.89pt"/>
    </style:style>
    <style:style style:name="co4" style:family="table-column">
      <style:table-column-properties fo:break-before="auto" style:column-width="81.81pt"/>
    </style:style>
    <style:style style:name="co5" style:family="table-column">
      <style:table-column-properties fo:break-before="auto" style:column-width="108.7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4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ddddd" style:text-align-source="fix" style:repeat-content="false" fo:border="0.74pt solid #000000"/>
      <style:paragraph-properties fo:text-align="start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start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6" style:family="table-cell" style:parent-style-name="Default">
      <style:text-properties fo:font-size="20pt" style:font-size-asian="20pt" style:font-size-complex="20pt"/>
    </style:style>
    <style:style style:name="ce7" style:family="table-cell" style:parent-style-name="Default">
      <style:table-cell-properties fo:border="0.74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Optimization Analysis" table:style-name="ta1">
        <table:shapes>
          <draw:frame draw:z-index="0" draw:style-name="gr1" draw:text-style-name="P1" svg:width="417.26pt" svg:height="259.77pt" svg:x="0pt" svg:y="50.46pt">
            <loext:p draw:notify-on-update-of-ranges="'Optimization Analysis'.A59:'Optimization Analysis'.B62 'Optimization Analysis'.D58:'Optimization Analysis'.D58 'Optimization Analysis'.D59:'Optimization Analysis'.D62 'Optimization Analysis'.E58:'Optimization Analysis'.E58 'Optimization Analysis'.E59:'Optimization Analysis'.E6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14.94pt" svg:height="267.31pt" svg:x="0.77pt" svg:y="338.09pt">
            <loext:p draw:notify-on-update-of-ranges="'Optimization Analysis'.A63:'Optimization Analysis'.B70 'Optimization Analysis'.D58:'Optimization Analysis'.D58 'Optimization Analysis'.D63:'Optimization Analysis'.D70 'Optimization Analysis'.E58:'Optimization Analysis'.E58 'Optimization Analysis'.E63:'Optimization Analysis'.E70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4" table:default-cell-style-name="Default"/>
        <table:table-column table:style-name="co2" table:number-columns-repeated="4" table:default-cell-style-name="Default"/>
        <table:table-column table:style-name="co5" table:default-cell-style-name="Default"/>
        <table:table-row table:style-name="ro1">
          <table:table-cell table:style-name="Default" table:number-columns-repeated="4"/>
          <table:table-cell table:number-columns-repeated="6"/>
        </table:table-row>
        <table:table-row table:style-name="ro2">
          <table:table-cell table:style-name="Default"/>
          <table:table-cell table:style-name="ce6"/>
          <table:table-cell table:style-name="Default" table:number-columns-repeated="2"/>
          <table:table-cell table:number-columns-repeated="6"/>
        </table:table-row>
        <table:table-row table:style-name="ro1" table:number-rows-repeated="47">
          <table:table-cell table:style-name="Default" table:number-columns-repeated="4"/>
          <table:table-cell table:number-columns-repeated="6"/>
        </table:table-row>
        <table:table-row table:style-name="ro1">
          <table:table-cell table:style-name="ce1" office:value-type="string" calcext:value-type="string">
            <text:p>Inputs Tested</text:p>
          </table:table-cell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2" office:value-type="string" calcext:value-type="string">
            <text:p>Input</text:p>
          </table:table-cell>
          <table:table-cell table:style-name="ce2" office:value-type="string" calcext:value-type="string">
            <text:p>Size (Bytes)</text:p>
          </table:table-cell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FluteDry</text:p>
          </table:table-cell>
          <table:table-cell office:value-type="float" office:value="5304074" calcext:value-type="float">
            <text:p>5304074</text:p>
          </table:table-cell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BIG HALL IR</text:p>
          </table:table-cell>
          <table:table-cell office:value-type="float" office:value="213244" calcext:value-type="float">
            <text:p>213244</text:p>
          </table:table-cell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GuitarDry</text:p>
          </table:table-cell>
          <table:table-cell office:value-type="float" office:value="3538990" calcext:value-type="float">
            <text:p>3538990</text:p>
          </table:table-cell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BriteHallIR</text:p>
          </table:table-cell>
          <table:table-cell office:value-type="float" office:value="408114" calcext:value-type="float">
            <text:p>408114</text:p>
          </table:table-cell>
          <table:table-cell table:style-name="Default" table:number-columns-repeated="2"/>
          <table:table-cell table:number-columns-repeated="6"/>
        </table:table-row>
        <table:table-row table:style-name="ro1">
          <table:table-cell table:style-name="ce4" table:number-columns-repeated="2"/>
          <table:table-cell table:style-name="Default" table:number-columns-repeated="2"/>
          <table:table-cell table:number-columns-repeated="6"/>
        </table:table-row>
        <table:table-row table:style-name="ro1">
          <table:table-cell table:style-name="ce5" office:value-type="string" calcext:value-type="string">
            <text:p>Overview Analysis</text:p>
          </table:table-cell>
          <table:table-cell table:style-name="ce4"/>
          <table:table-cell table:style-name="Default" table:number-columns-repeated="2"/>
          <table:table-cell table:number-columns-repeated="6"/>
        </table:table-row>
        <table:table-row table:style-name="ro1">
          <table:table-cell table:style-name="ce2" office:value-type="string" calcext:value-type="string">
            <text:p>Domain</text:p>
          </table:table-cell>
          <table:table-cell table:style-name="ce2" office:value-type="string" calcext:value-type="string">
            <text:p>Version</text:p>
          </table:table-cell>
          <table:table-cell table:style-name="ce2" office:value-type="string" calcext:value-type="string">
            <text:p>Time(s)</text:p>
          </table:table-cell>
          <table:table-cell table:style-name="ce2" office:value-type="string" calcext:value-type="string">
            <text:p>Input Size</text:p>
          </table:table-cell>
          <table:table-cell table:style-name="ce2" office:value-type="string" calcext:value-type="string">
            <text:p>Bytes/Secon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O0</text:p>
          </table:table-cell>
          <table:table-cell office:value-type="float" office:value="1923.87" calcext:value-type="float">
            <text:p>1923.87</text:p>
          </table:table-cell>
          <table:table-cell office:value-type="float" office:value="5517318" calcext:value-type="float">
            <text:p>5517318</text:p>
          </table:table-cell>
          <table:table-cell table:style-name="ce3" table:formula="of:=ROUNDUP([.D59]/[.C59])" office:value-type="float" office:value="2868" calcext:value-type="float">
            <text:p>286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O1</text:p>
          </table:table-cell>
          <table:table-cell office:value-type="float" office:value="777.06" calcext:value-type="float">
            <text:p>777.06</text:p>
          </table:table-cell>
          <table:table-cell office:value-type="float" office:value="5517318" calcext:value-type="float">
            <text:p>5517318</text:p>
          </table:table-cell>
          <table:table-cell table:style-name="ce3" table:formula="of:=ROUNDUP([.D60]/[.C60])" office:value-type="float" office:value="7101" calcext:value-type="float">
            <text:p>71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O0</text:p>
          </table:table-cell>
          <table:table-cell office:value-type="float" office:value="1228" calcext:value-type="float">
            <text:p>1228</text:p>
          </table:table-cell>
          <table:table-cell office:value-type="float" office:value="3947104" calcext:value-type="float">
            <text:p>3947104</text:p>
          </table:table-cell>
          <table:table-cell table:style-name="ce3" table:formula="of:=ROUNDUP([.D61]/[.C61])" office:value-type="float" office:value="3215" calcext:value-type="float">
            <text:p>32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O1</text:p>
          </table:table-cell>
          <table:table-cell office:value-type="float" office:value="498.2" calcext:value-type="float">
            <text:p>498.2</text:p>
          </table:table-cell>
          <table:table-cell office:value-type="float" office:value="3947104" calcext:value-type="float">
            <text:p>3947104</text:p>
          </table:table-cell>
          <table:table-cell table:style-name="ce3" table:formula="of:=ROUNDUP([.D62]/[.C62])" office:value-type="float" office:value="7923" calcext:value-type="float">
            <text:p>79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eq</text:p>
          </table:table-cell>
          <table:table-cell office:value-type="string" calcext:value-type="string">
            <text:p>O0</text:p>
          </table:table-cell>
          <table:table-cell office:value-type="float" office:value="4.32" calcext:value-type="float">
            <text:p>4.32</text:p>
          </table:table-cell>
          <table:table-cell office:value-type="float" office:value="5517318" calcext:value-type="float">
            <text:p>5517318</text:p>
          </table:table-cell>
          <table:table-cell table:style-name="ce3" table:formula="of:=ROUNDUP([.D63]/[.C63])" office:value-type="float" office:value="1277157" calcext:value-type="float">
            <text:p>127715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eq</text:p>
          </table:table-cell>
          <table:table-cell office:value-type="string" calcext:value-type="string">
            <text:p>O1</text:p>
          </table:table-cell>
          <table:table-cell office:value-type="float" office:value="4.43" calcext:value-type="float">
            <text:p>4.43</text:p>
          </table:table-cell>
          <table:table-cell office:value-type="float" office:value="5517318" calcext:value-type="float">
            <text:p>5517318</text:p>
          </table:table-cell>
          <table:table-cell table:style-name="ce3" table:formula="of:=ROUNDUP([.D64]/[.C64])" office:value-type="float" office:value="1245445" calcext:value-type="float">
            <text:p>124544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eq</text:p>
          </table:table-cell>
          <table:table-cell office:value-type="string" calcext:value-type="string">
            <text:p>O2</text:p>
          </table:table-cell>
          <table:table-cell office:value-type="float" office:value="4.38" calcext:value-type="float">
            <text:p>4.38</text:p>
          </table:table-cell>
          <table:table-cell office:value-type="float" office:value="5517318" calcext:value-type="float">
            <text:p>5517318</text:p>
          </table:table-cell>
          <table:table-cell table:style-name="ce3" table:formula="of:=ROUNDUP([.D65]/[.C65])" office:value-type="float" office:value="1259662" calcext:value-type="float">
            <text:p>12596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eq</text:p>
          </table:table-cell>
          <table:table-cell office:value-type="string" calcext:value-type="string">
            <text:p>O3</text:p>
          </table:table-cell>
          <table:table-cell office:value-type="float" office:value="4.42" calcext:value-type="float">
            <text:p>4.42</text:p>
          </table:table-cell>
          <table:table-cell office:value-type="float" office:value="5517318" calcext:value-type="float">
            <text:p>5517318</text:p>
          </table:table-cell>
          <table:table-cell table:style-name="ce3" table:formula="of:=ROUNDUP([.D66]/[.C66])" office:value-type="float" office:value="1248262" calcext:value-type="float">
            <text:p>12482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eq</text:p>
          </table:table-cell>
          <table:table-cell office:value-type="string" calcext:value-type="string">
            <text:p>O0</text:p>
          </table:table-cell>
          <table:table-cell office:value-type="float" office:value="2" calcext:value-type="float">
            <text:p>2</text:p>
          </table:table-cell>
          <table:table-cell office:value-type="float" office:value="3947104" calcext:value-type="float">
            <text:p>3947104</text:p>
          </table:table-cell>
          <table:table-cell table:style-name="ce3" table:formula="of:=ROUNDUP([.D67]/[.C67])" office:value-type="float" office:value="1973552" calcext:value-type="float">
            <text:p>197355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eq</text:p>
          </table:table-cell>
          <table:table-cell office:value-type="string" calcext:value-type="string">
            <text:p>O1</text:p>
          </table:table-cell>
          <table:table-cell office:value-type="float" office:value="2.02" calcext:value-type="float">
            <text:p>2.02</text:p>
          </table:table-cell>
          <table:table-cell office:value-type="float" office:value="3947104" calcext:value-type="float">
            <text:p>3947104</text:p>
          </table:table-cell>
          <table:table-cell table:style-name="ce3" table:formula="of:=ROUNDUP([.D68]/[.C68])" office:value-type="float" office:value="1954012" calcext:value-type="float">
            <text:p>19540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eq</text:p>
          </table:table-cell>
          <table:table-cell office:value-type="string" calcext:value-type="string">
            <text:p>O2</text:p>
          </table:table-cell>
          <table:table-cell office:value-type="float" office:value="2.02" calcext:value-type="float">
            <text:p>2.02</text:p>
          </table:table-cell>
          <table:table-cell office:value-type="float" office:value="3947104" calcext:value-type="float">
            <text:p>3947104</text:p>
          </table:table-cell>
          <table:table-cell table:style-name="ce3" table:formula="of:=ROUNDUP([.D69]/[.C69])" office:value-type="float" office:value="1954012" calcext:value-type="float">
            <text:p>19540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eq</text:p>
          </table:table-cell>
          <table:table-cell office:value-type="string" calcext:value-type="string">
            <text:p>O3</text:p>
          </table:table-cell>
          <table:table-cell office:value-type="float" office:value="2" calcext:value-type="float">
            <text:p>2</text:p>
          </table:table-cell>
          <table:table-cell office:value-type="float" office:value="3947104" calcext:value-type="float">
            <text:p>3947104</text:p>
          </table:table-cell>
          <table:table-cell table:style-name="ce3" table:formula="of:=ROUNDUP([.D70]/[.C70])" office:value-type="float" office:value="1973552" calcext:value-type="float">
            <text:p>1973552</text:p>
          </table:table-cell>
          <table:table-cell table:number-columns-repeated="5"/>
        </table:table-row>
        <table:table-row table:style-name="ro1">
          <table:table-cell table:style-name="Default" table:number-columns-repeated="4"/>
          <table:table-cell table:number-columns-repeated="6"/>
        </table:table-row>
        <table:table-row table:style-name="ro1">
          <table:table-cell table:style-name="ce1" office:value-type="string" calcext:value-type="string">
            <text:p>Raw Profile Data</text:p>
          </table:table-cell>
          <table:table-cell table:style-name="Default" table:number-columns-repeated="3"/>
          <table:table-cell table:number-columns-repeated="6"/>
        </table:table-row>
        <table:table-row table:style-name="ro1">
          <table:table-cell table:style-name="Default" office:value-type="string" calcext:value-type="string">
            <text:p>Flute Big Hall Time D O0</text:p>
          </table:table-cell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2" office:value-type="string" calcext:value-type="string">
            <text:p>Time %</text:p>
          </table:table-cell>
          <table:table-cell table:style-name="ce2" office:value-type="string" calcext:value-type="string">
            <text:p>Cumulative Seconds</text:p>
          </table:table-cell>
          <table:table-cell table:style-name="ce2" office:value-type="string" calcext:value-type="string">
            <text:p>Self seconds</text:p>
          </table:table-cell>
          <table:table-cell table:style-name="ce2" office:value-type="string" calcext:value-type="string">
            <text:p>function</text:p>
          </table:table-cell>
          <table:table-cell table:number-columns-repeated="6"/>
        </table:table-row>
        <table:table-row table:style-name="ro1">
          <table:table-cell office:value-type="float" office:value="100.13" calcext:value-type="float">
            <text:p>100.13</text:p>
          </table:table-cell>
          <table:table-cell table:number-columns-repeated="2" office:value-type="float" office:value="1923.87" calcext:value-type="float">
            <text:p>1923.87</text:p>
          </table:table-cell>
          <table:table-cell table:style-name="ce7" office:value-type="string" calcext:value-type="string">
            <text:p><text:s/>convolve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23.89" calcext:value-type="float">
            <text:p>1923.89</text:p>
          </table:table-cell>
          <table:table-cell office:value-type="float" office:value="0.02" calcext:value-type="float">
            <text:p>0.02</text:p>
          </table:table-cell>
          <table:table-cell table:style-name="ce7" office:value-type="string" calcext:value-type="string">
            <text:p><text:s/>shortArrToFloat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23.91" calcext:value-type="float">
            <text:p>1923.91</text:p>
          </table:table-cell>
          <table:table-cell office:value-type="float" office:value="0.02" calcext:value-type="float">
            <text:p>0.02</text:p>
          </table:table-cell>
          <table:table-cell table:style-name="ce7" office:value-type="string" calcext:value-type="string">
            <text:p><text:s/>floatArrToShort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23.92" calcext:value-type="float">
            <text:p>1923.92</text:p>
          </table:table-cell>
          <table:table-cell office:value-type="float" office:value="0.01" calcext:value-type="float">
            <text:p>0.01</text:p>
          </table:table-cell>
          <table:table-cell table:style-name="ce7" office:value-type="string" calcext:value-type="string">
            <text:p><text:s/>write_little_endian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23.93" calcext:value-type="float">
            <text:p>1923.93</text:p>
          </table:table-cell>
          <table:table-cell office:value-type="float" office:value="0.01" calcext:value-type="float">
            <text:p>0.01</text:p>
          </table:table-cell>
          <table:table-cell table:style-name="ce7" office:value-type="string" calcext:value-type="string">
            <text:p><text:s/>getMaxElement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23.94" calcext:value-type="float">
            <text:p>1923.94</text:p>
          </table:table-cell>
          <table:table-cell office:value-type="float" office:value="0.01" calcext:value-type="float">
            <text:p>0.01</text:p>
          </table:table-cell>
          <table:table-cell table:style-name="ce7" office:value-type="string" calcext:value-type="string">
            <text:p><text:s/>getMinElement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23.95" calcext:value-type="float">
            <text:p>1923.95</text:p>
          </table:table-cell>
          <table:table-cell office:value-type="float" office:value="0.01" calcext:value-type="float">
            <text:p>0.01</text:p>
          </table:table-cell>
          <table:table-cell table:style-name="ce7" office:value-type="string" calcext:value-type="string">
            <text:p><text:s/>getMaxElementFloat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23.96" calcext:value-type="float">
            <text:p>1923.96</text:p>
          </table:table-cell>
          <table:table-cell office:value-type="float" office:value="0.01" calcext:value-type="float">
            <text:p>0.01</text:p>
          </table:table-cell>
          <table:table-cell table:style-name="ce7" office:value-type="string" calcext:value-type="string">
            <text:p><text:s/>saveOutput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23.96" calcext:value-type="float">
            <text:p>1923.96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<text:s/>displayArray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23.96" calcext:value-type="float">
            <text:p>1923.96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<text:s/>displayArrayHeaderField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23.96" calcext:value-type="float">
            <text:p>1923.96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<text:s/>displayFloatArrData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23.96" calcext:value-type="float">
            <text:p>1923.96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<text:s/>displayHeaderInfo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23.96" calcext:value-type="float">
            <text:p>1923.96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<text:s/>displayShortArrData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23.96" calcext:value-type="float">
            <text:p>1923.96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<text:s/>getHeaderInfo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23.96" calcext:value-type="float">
            <text:p>1923.96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<text:s/>getWavData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23.96" calcext:value-type="float">
            <text:p>1923.96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<text:s/>cleanup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23.96" calcext:value-type="float">
            <text:p>1923.96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<text:s/>displayTestInformation</text:p>
          </table:table-cell>
          <table:table-cell table:number-columns-repeated="6"/>
        </table:table-row>
        <table:table-row table:style-name="ro1">
          <table:table-cell table:style-name="ce4" table:number-columns-repeated="3"/>
          <table:table-cell table:style-name="Default"/>
          <table:table-cell table:number-columns-repeated="6"/>
        </table:table-row>
        <table:table-row table:style-name="ro1">
          <table:table-cell table:style-name="ce4" office:value-type="string" calcext:value-type="string">
            <text:p>Flute Big Hall Time D O1</text:p>
          </table:table-cell>
          <table:table-cell table:style-name="ce4" table:number-columns-repeated="2"/>
          <table:table-cell table:style-name="Default"/>
          <table:table-cell table:number-columns-repeated="6"/>
        </table:table-row>
        <table:table-row table:style-name="ro1">
          <table:table-cell table:style-name="ce2" office:value-type="string" calcext:value-type="string">
            <text:p>Time %</text:p>
          </table:table-cell>
          <table:table-cell table:style-name="ce2" office:value-type="string" calcext:value-type="string">
            <text:p>Cumulative Seconds</text:p>
          </table:table-cell>
          <table:table-cell table:style-name="ce2" office:value-type="string" calcext:value-type="string">
            <text:p>Self seconds</text:p>
          </table:table-cell>
          <table:table-cell table:style-name="ce2" office:value-type="string" calcext:value-type="string">
            <text:p>function</text:p>
          </table:table-cell>
          <table:table-cell table:number-columns-repeated="6"/>
        </table:table-row>
        <table:table-row table:style-name="ro1">
          <table:table-cell office:value-type="float" office:value="100.13" calcext:value-type="float">
            <text:p>100.13</text:p>
          </table:table-cell>
          <table:table-cell table:number-columns-repeated="2" office:value-type="float" office:value="777.06" calcext:value-type="float">
            <text:p>777.06</text:p>
          </table:table-cell>
          <table:table-cell table:style-name="ce7" office:value-type="string" calcext:value-type="string">
            <text:p><text:s/>convolve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7.08" calcext:value-type="float">
            <text:p>777.08</text:p>
          </table:table-cell>
          <table:table-cell office:value-type="float" office:value="0.02" calcext:value-type="float">
            <text:p>0.02</text:p>
          </table:table-cell>
          <table:table-cell table:style-name="ce7" office:value-type="string" calcext:value-type="string">
            <text:p><text:s/>shortArrToFloat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7.09" calcext:value-type="float">
            <text:p>777.09</text:p>
          </table:table-cell>
          <table:table-cell office:value-type="float" office:value="0.01" calcext:value-type="float">
            <text:p>0.01</text:p>
          </table:table-cell>
          <table:table-cell table:style-name="ce7" office:value-type="string" calcext:value-type="string">
            <text:p><text:s/>write_little_endian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7.1" calcext:value-type="float">
            <text:p>777.1</text:p>
          </table:table-cell>
          <table:table-cell office:value-type="float" office:value="0.01" calcext:value-type="float">
            <text:p>0.01</text:p>
          </table:table-cell>
          <table:table-cell table:style-name="ce7" office:value-type="string" calcext:value-type="string">
            <text:p><text:s/>floatArrToShort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7.11" calcext:value-type="float">
            <text:p>777.11</text:p>
          </table:table-cell>
          <table:table-cell office:value-type="float" office:value="0.01" calcext:value-type="float">
            <text:p>0.01</text:p>
          </table:table-cell>
          <table:table-cell table:style-name="ce7" office:value-type="string" calcext:value-type="string">
            <text:p><text:s/>getMaxElementFloat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7.12" calcext:value-type="float">
            <text:p>777.12</text:p>
          </table:table-cell>
          <table:table-cell office:value-type="float" office:value="0.01" calcext:value-type="float">
            <text:p>0.01</text:p>
          </table:table-cell>
          <table:table-cell table:style-name="ce7" office:value-type="string" calcext:value-type="string">
            <text:p><text:s/>saveOutput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7.12" calcext:value-type="float">
            <text:p>777.12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<text:s/>getHeaderInfo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7.12" calcext:value-type="float">
            <text:p>777.12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<text:s/>getWavData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77.12" calcext:value-type="float">
            <text:p>777.12</text:p>
          </table:table-cell>
          <table:table-cell office:value-type="float" office:value="0" calcext:value-type="float">
            <text:p>0</text:p>
          </table:table-cell>
          <table:table-cell table:style-name="ce7" office:value-type="string" calcext:value-type="string">
            <text:p><text:s/>cleanup</text:p>
          </table:table-cell>
          <table:table-cell table:number-columns-repeated="6"/>
        </table:table-row>
        <table:table-row table:style-name="ro1" table:number-rows-repeated="2">
          <table:table-cell table:style-name="ce4" table:number-columns-repeated="3"/>
          <table:table-cell table:style-name="Default"/>
          <table:table-cell table:number-columns-repeated="6"/>
        </table:table-row>
        <table:table-row table:style-name="ro1">
          <table:table-cell table:style-name="ce4" office:value-type="string" calcext:value-type="string">
            <text:p>Flute Big Hall Time D O2</text:p>
          </table:table-cell>
          <table:table-cell table:style-name="ce4"/>
          <table:table-cell table:style-name="ce4" office:value-type="string" calcext:value-type="string">
            <text:p>FAILED – seg fault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4" table:number-columns-repeated="3"/>
          <table:table-cell table:style-name="Default"/>
          <table:table-cell table:number-columns-repeated="6"/>
        </table:table-row>
        <table:table-row table:style-name="ro1">
          <table:table-cell table:style-name="ce4" office:value-type="string" calcext:value-type="string">
            <text:p>Frequency Flute Big Hall O0</text:p>
          </table:table-cell>
          <table:table-cell table:style-name="ce4" table:number-columns-repeated="3"/>
          <table:table-cell table:number-columns-repeated="6"/>
        </table:table-row>
        <table:table-row table:style-name="ro1">
          <table:table-cell table:style-name="ce2" office:value-type="string" calcext:value-type="string">
            <text:p>Time %</text:p>
          </table:table-cell>
          <table:table-cell table:style-name="ce2" office:value-type="string" calcext:value-type="string">
            <text:p>Cumulative Seconds</text:p>
          </table:table-cell>
          <table:table-cell table:style-name="ce2" office:value-type="string" calcext:value-type="string">
            <text:p>Self seconds</text:p>
          </table:table-cell>
          <table:table-cell table:style-name="ce2" office:value-type="string" calcext:value-type="string">
            <text:p>function</text:p>
          </table:table-cell>
          <table:table-cell table:number-columns-repeated="6"/>
        </table:table-row>
        <table:table-row table:style-name="ro1">
          <table:table-cell office:value-type="float" office:value="96.53" calcext:value-type="float">
            <text:p>96.53</text:p>
          </table:table-cell>
          <table:table-cell table:number-columns-repeated="2" office:value-type="float" office:value="4.32" calcext:value-type="float">
            <text:p>4.32</text:p>
          </table:table-cell>
          <table:table-cell office:value-type="string" calcext:value-type="string">
            <text:p><text:s/>fft</text:p>
          </table:table-cell>
          <table:table-cell table:number-columns-repeated="6"/>
        </table:table-row>
        <table:table-row table:style-name="ro1">
          <table:table-cell office:value-type="float" office:value="1.12" calcext:value-type="float">
            <text:p>1.12</text:p>
          </table:table-cell>
          <table:table-cell office:value-type="float" office:value="4.37" calcext:value-type="float">
            <text:p>4.37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/>normalizeArray</text:p>
          </table:table-cell>
          <table:table-cell table:number-columns-repeated="6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4.39" calcext:value-type="float">
            <text:p>4.39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<text:s/>getMaxElementDouble</text:p>
          </table:table-cell>
          <table:table-cell table:number-columns-repeated="6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4.41" calcext:value-type="float">
            <text:p>4.41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<text:s/>multiplyComplex</text:p>
          </table:table-cell>
          <table:table-cell table:number-columns-repeated="6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4.42" calcext:value-type="float">
            <text:p>4.42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doubleArrToShort</text:p>
          </table:table-cell>
          <table:table-cell table:number-columns-repeated="6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4.43" calcext:value-type="float">
            <text:p>4.43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getMinElement</text:p>
          </table:table-cell>
          <table:table-cell table:number-columns-repeated="6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4.44" calcext:value-type="float">
            <text:p>4.44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postprocessData</text:p>
          </table:table-cell>
          <table:table-cell table:number-columns-repeated="6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4.45" calcext:value-type="float">
            <text:p>4.4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preprocessData</text:p>
          </table:table-cell>
          <table:table-cell table:number-columns-repeated="6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4.46" calcext:value-type="float">
            <text:p>4.46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saveOutput</text:p>
          </table:table-cell>
          <table:table-cell table:number-columns-repeated="6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4.47" calcext:value-type="float">
            <text:p>4.47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shortArrToDouble</text:p>
          </table:table-cell>
          <table:table-cell table:number-columns-repeated="6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4.48" calcext:value-type="float">
            <text:p>4.48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write_little_endian</text:p>
          </table:table-cell>
          <table:table-cell table:number-columns-repeated="6"/>
        </table:table-row>
        <table:table-row table:style-name="ro1">
          <table:table-cell table:style-name="ce4" table:number-columns-repeated="3"/>
          <table:table-cell table:style-name="Default"/>
          <table:table-cell table:number-columns-repeated="6"/>
        </table:table-row>
        <table:table-row table:style-name="ro1">
          <table:table-cell table:style-name="ce4" office:value-type="string" calcext:value-type="string">
            <text:p>Frequency Flute Big Hall O1</text:p>
          </table:table-cell>
          <table:table-cell table:style-name="ce4" table:number-columns-repeated="2"/>
          <table:table-cell table:style-name="Default"/>
          <table:table-cell table:number-columns-repeated="6"/>
        </table:table-row>
        <table:table-row table:style-name="ro1">
          <table:table-cell table:style-name="ce2" office:value-type="string" calcext:value-type="string">
            <text:p>Time %</text:p>
          </table:table-cell>
          <table:table-cell table:style-name="ce2" office:value-type="string" calcext:value-type="string">
            <text:p>Cumulative Seconds</text:p>
          </table:table-cell>
          <table:table-cell table:style-name="ce2" office:value-type="string" calcext:value-type="string">
            <text:p>Self seconds</text:p>
          </table:table-cell>
          <table:table-cell table:style-name="ce2" office:value-type="string" calcext:value-type="string">
            <text:p>function</text:p>
          </table:table-cell>
          <table:table-cell table:number-columns-repeated="6"/>
        </table:table-row>
        <table:table-row table:style-name="ro1">
          <table:table-cell office:value-type="float" office:value="96.2" calcext:value-type="float">
            <text:p>96.2</text:p>
          </table:table-cell>
          <table:table-cell table:number-columns-repeated="2" office:value-type="float" office:value="4.43" calcext:value-type="float">
            <text:p>4.43</text:p>
          </table:table-cell>
          <table:table-cell office:value-type="string" calcext:value-type="string">
            <text:p><text:s/>fft</text:p>
          </table:table-cell>
          <table:table-cell table:number-columns-repeated="6"/>
        </table:table-row>
        <table:table-row table:style-name="ro1">
          <table:table-cell office:value-type="float" office:value="1.09" calcext:value-type="float">
            <text:p>1.09</text:p>
          </table:table-cell>
          <table:table-cell office:value-type="float" office:value="4.48" calcext:value-type="float">
            <text:p>4.48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/>normalizeArray</text:p>
          </table:table-cell>
          <table:table-cell table:number-columns-repeated="6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4.51" calcext:value-type="float">
            <text:p>4.51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<text:s/>multiplyComplex</text:p>
          </table:table-cell>
          <table:table-cell table:number-columns-repeated="6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4.54" calcext:value-type="float">
            <text:p>4.54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<text:s/>write_little_endian</text:p>
          </table:table-cell>
          <table:table-cell table:number-columns-repeated="6"/>
        </table:table-row>
        <table:table-row table:style-name="ro1">
          <table:table-cell office:value-type="float" office:value="0.43" calcext:value-type="float">
            <text:p>0.43</text:p>
          </table:table-cell>
          <table:table-cell office:value-type="float" office:value="4.56" calcext:value-type="float">
            <text:p>4.56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<text:s/>getMaxElementDouble</text:p>
          </table:table-cell>
          <table:table-cell table:number-columns-repeated="6"/>
        </table:table-row>
        <table:table-row table:style-name="ro1">
          <table:table-cell office:value-type="float" office:value="0.43" calcext:value-type="float">
            <text:p>0.43</text:p>
          </table:table-cell>
          <table:table-cell office:value-type="float" office:value="4.58" calcext:value-type="float">
            <text:p>4.58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<text:s/>postprocessData</text:p>
          </table:table-cell>
          <table:table-cell table:number-columns-repeated="6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4.59" calcext:value-type="float">
            <text:p>4.59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getMinElement</text:p>
          </table:table-cell>
          <table:table-cell table:number-columns-repeated="6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4.6" calcext:value-type="float">
            <text:p>4.6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preprocessData</text:p>
          </table:table-cell>
          <table:table-cell table:number-columns-repeated="6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4.61" calcext:value-type="float">
            <text:p>4.6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shortArrToDouble</text:p>
          </table:table-cell>
          <table:table-cell table:number-columns-repeated="6"/>
        </table:table-row>
        <table:table-row table:style-name="ro1">
          <table:table-cell table:style-name="ce4" table:number-columns-repeated="3"/>
          <table:table-cell table:style-name="Default"/>
          <table:table-cell table:number-columns-repeated="6"/>
        </table:table-row>
        <table:table-row table:style-name="ro1">
          <table:table-cell table:style-name="ce4" office:value-type="string" calcext:value-type="string">
            <text:p>Frequency Flute Big Hall O2</text:p>
          </table:table-cell>
          <table:table-cell table:style-name="ce4" table:number-columns-repeated="2"/>
          <table:table-cell table:style-name="Default"/>
          <table:table-cell table:number-columns-repeated="6"/>
        </table:table-row>
        <table:table-row table:style-name="ro1">
          <table:table-cell table:style-name="ce2" office:value-type="string" calcext:value-type="string">
            <text:p>Time %</text:p>
          </table:table-cell>
          <table:table-cell table:style-name="ce2" office:value-type="string" calcext:value-type="string">
            <text:p>Cumulative Seconds</text:p>
          </table:table-cell>
          <table:table-cell table:style-name="ce2" office:value-type="string" calcext:value-type="string">
            <text:p>Self seconds</text:p>
          </table:table-cell>
          <table:table-cell table:style-name="ce2" office:value-type="string" calcext:value-type="string">
            <text:p>function</text:p>
          </table:table-cell>
          <table:table-cell table:number-columns-repeated="6"/>
        </table:table-row>
        <table:table-row table:style-name="ro1">
          <table:table-cell office:value-type="float" office:value="96.15" calcext:value-type="float">
            <text:p>96.15</text:p>
          </table:table-cell>
          <table:table-cell table:number-columns-repeated="2" office:value-type="float" office:value="4.38" calcext:value-type="float">
            <text:p>4.38</text:p>
          </table:table-cell>
          <table:table-cell office:value-type="string" calcext:value-type="string">
            <text:p><text:s/>fft</text:p>
          </table:table-cell>
          <table:table-cell table:number-columns-repeated="6"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4.43" calcext:value-type="float">
            <text:p>4.43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/>normalizeArray</text:p>
          </table:table-cell>
          <table:table-cell table:number-columns-repeated="6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4.46" calcext:value-type="float">
            <text:p>4.46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<text:s/>multiplyComplex</text:p>
          </table:table-cell>
          <table:table-cell table:number-columns-repeated="6"/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4.49" calcext:value-type="float">
            <text:p>4.49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<text:s/>write_little_endian</text:p>
          </table:table-cell>
          <table:table-cell table:number-columns-repeated="6"/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4.51" calcext:value-type="float">
            <text:p>4.51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<text:s/>getMaxElementDouble</text:p>
          </table:table-cell>
          <table:table-cell table:number-columns-repeated="6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4.52" calcext:value-type="float">
            <text:p>4.52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doubleArrToShort</text:p>
          </table:table-cell>
          <table:table-cell table:number-columns-repeated="6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4.53" calcext:value-type="float">
            <text:p>4.53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getMinElement</text:p>
          </table:table-cell>
          <table:table-cell table:number-columns-repeated="6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4.54" calcext:value-type="float">
            <text:p>4.54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postprocessData</text:p>
          </table:table-cell>
          <table:table-cell table:number-columns-repeated="6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4.55" calcext:value-type="float">
            <text:p>4.5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preprocessData</text:p>
          </table:table-cell>
          <table:table-cell table:number-columns-repeated="6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4.56" calcext:value-type="float">
            <text:p>4.56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shortArrToDouble</text:p>
          </table:table-cell>
          <table:table-cell table:number-columns-repeated="6"/>
        </table:table-row>
        <table:table-row table:style-name="ro1">
          <table:table-cell table:style-name="ce4" table:number-columns-repeated="3"/>
          <table:table-cell table:style-name="Default"/>
          <table:table-cell table:number-columns-repeated="6"/>
        </table:table-row>
        <table:table-row table:style-name="ro1">
          <table:table-cell table:style-name="ce4" office:value-type="string" calcext:value-type="string">
            <text:p>Frequency Flute Big Hall O3</text:p>
          </table:table-cell>
          <table:table-cell table:style-name="ce4" table:number-columns-repeated="2"/>
          <table:table-cell table:style-name="Default"/>
          <table:table-cell table:number-columns-repeated="6"/>
        </table:table-row>
        <table:table-row table:style-name="ro1">
          <table:table-cell table:style-name="ce2" office:value-type="string" calcext:value-type="string">
            <text:p>Time %</text:p>
          </table:table-cell>
          <table:table-cell table:style-name="ce2" office:value-type="string" calcext:value-type="string">
            <text:p>Cumulative Seconds</text:p>
          </table:table-cell>
          <table:table-cell table:style-name="ce2" office:value-type="string" calcext:value-type="string">
            <text:p>Self seconds</text:p>
          </table:table-cell>
          <table:table-cell table:style-name="ce2" office:value-type="string" calcext:value-type="string">
            <text:p>function</text:p>
          </table:table-cell>
          <table:table-cell table:number-columns-repeated="6"/>
        </table:table-row>
        <table:table-row table:style-name="ro1">
          <table:table-cell office:value-type="float" office:value="95.77" calcext:value-type="float">
            <text:p>95.77</text:p>
          </table:table-cell>
          <table:table-cell table:number-columns-repeated="2" office:value-type="float" office:value="4.42" calcext:value-type="float">
            <text:p>4.42</text:p>
          </table:table-cell>
          <table:table-cell office:value-type="string" calcext:value-type="string">
            <text:p><text:s/>fft</text:p>
          </table:table-cell>
          <table:table-cell table:number-columns-repeated="6"/>
        </table:table-row>
        <table:table-row table:style-name="ro1">
          <table:table-cell office:value-type="float" office:value="1.08" calcext:value-type="float">
            <text:p>1.08</text:p>
          </table:table-cell>
          <table:table-cell office:value-type="float" office:value="4.47" calcext:value-type="float">
            <text:p>4.47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/>normalizeArray</text:p>
          </table:table-cell>
          <table:table-cell table:number-columns-repeated="6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4.5" calcext:value-type="float">
            <text:p>4.5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<text:s/>multiplyComplex</text:p>
          </table:table-cell>
          <table:table-cell table:number-columns-repeated="6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4.53" calcext:value-type="float">
            <text:p>4.53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<text:s/>shortArrToDouble</text:p>
          </table:table-cell>
          <table:table-cell table:number-columns-repeated="6"/>
        </table:table-row>
        <table:table-row table:style-name="ro1">
          <table:table-cell office:value-type="float" office:value="0.43" calcext:value-type="float">
            <text:p>0.43</text:p>
          </table:table-cell>
          <table:table-cell office:value-type="float" office:value="4.55" calcext:value-type="float">
            <text:p>4.55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<text:s/>getMaxElement</text:p>
          </table:table-cell>
          <table:table-cell table:number-columns-repeated="6"/>
        </table:table-row>
        <table:table-row table:style-name="ro1">
          <table:table-cell office:value-type="float" office:value="0.43" calcext:value-type="float">
            <text:p>0.43</text:p>
          </table:table-cell>
          <table:table-cell office:value-type="float" office:value="4.57" calcext:value-type="float">
            <text:p>4.57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<text:s/>getMaxElementDouble</text:p>
          </table:table-cell>
          <table:table-cell table:number-columns-repeated="6"/>
        </table:table-row>
        <table:table-row table:style-name="ro1">
          <table:table-cell office:value-type="float" office:value="0.43" calcext:value-type="float">
            <text:p>0.43</text:p>
          </table:table-cell>
          <table:table-cell office:value-type="float" office:value="4.59" calcext:value-type="float">
            <text:p>4.59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<text:s/>preprocessData</text:p>
          </table:table-cell>
          <table:table-cell table:number-columns-repeated="6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4.6" calcext:value-type="float">
            <text:p>4.6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doubleArrToShort</text:p>
          </table:table-cell>
          <table:table-cell table:number-columns-repeated="6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4.61" calcext:value-type="float">
            <text:p>4.6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getMinElement</text:p>
          </table:table-cell>
          <table:table-cell table:number-columns-repeated="6"/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4.62" calcext:value-type="float">
            <text:p>4.62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postprocessData</text:p>
          </table:table-cell>
          <table:table-cell table:number-columns-repeated="6"/>
        </table:table-row>
        <table:table-row table:style-name="ro1">
          <table:table-cell table:style-name="ce4" table:number-columns-repeated="3"/>
          <table:table-cell table:style-name="Default"/>
          <table:table-cell table:number-columns-repeated="6"/>
        </table:table-row>
        <table:table-row table:style-name="ro1">
          <table:table-cell table:style-name="ce4" office:value-type="string" calcext:value-type="string">
            <text:p>Time Guitar Brite Hall O0</text:p>
          </table:table-cell>
          <table:table-cell table:style-name="ce4" table:number-columns-repeated="2"/>
          <table:table-cell table:style-name="Default"/>
          <table:table-cell table:number-columns-repeated="6"/>
        </table:table-row>
        <table:table-row table:style-name="ro1">
          <table:table-cell table:style-name="ce2" office:value-type="string" calcext:value-type="string">
            <text:p>Time %</text:p>
          </table:table-cell>
          <table:table-cell table:style-name="ce2" office:value-type="string" calcext:value-type="string">
            <text:p>Cumulative Seconds</text:p>
          </table:table-cell>
          <table:table-cell table:style-name="ce2" office:value-type="string" calcext:value-type="string">
            <text:p>Self seconds</text:p>
          </table:table-cell>
          <table:table-cell table:style-name="ce2" office:value-type="string" calcext:value-type="string">
            <text:p>function</text:p>
          </table:table-cell>
          <table:table-cell table:number-columns-repeated="6"/>
        </table:table-row>
        <table:table-row table:style-name="ro1">
          <table:table-cell office:value-type="float" office:value="100.13" calcext:value-type="float">
            <text:p>100.13</text:p>
          </table:table-cell>
          <table:table-cell table:number-columns-repeated="2" office:value-type="float" office:value="1228.4" calcext:value-type="float">
            <text:p>1228.4</text:p>
          </table:table-cell>
          <table:table-cell office:value-type="string" calcext:value-type="string">
            <text:p><text:s/>convolve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28.43" calcext:value-type="float">
            <text:p>1228.43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<text:s/>shortArrToFloat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28.44" calcext:value-type="float">
            <text:p>1228.44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<text:s/>write_little_endian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28.45" calcext:value-type="float">
            <text:p>1228.4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getMinElement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28.46" calcext:value-type="float">
            <text:p>1228.46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floatArrToShort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28.47" calcext:value-type="float">
            <text:p>1228.47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getMaxElementFloat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28.48" calcext:value-type="float">
            <text:p>1228.48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normalizeArray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28.49" calcext:value-type="float">
            <text:p>1228.49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saveOutput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28.49" calcext:value-type="float">
            <text:p>1228.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isplayArray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28.49" calcext:value-type="float">
            <text:p>1228.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isplayArrayHeaderField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28.49" calcext:value-type="float">
            <text:p>1228.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isplayFloatArrData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28.49" calcext:value-type="float">
            <text:p>1228.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isplayHeaderInfo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28.49" calcext:value-type="float">
            <text:p>1228.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isplayShortArrData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28.49" calcext:value-type="float">
            <text:p>1228.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getHeaderInfo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28.49" calcext:value-type="float">
            <text:p>1228.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getMaxElement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28.49" calcext:value-type="float">
            <text:p>1228.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getWavData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28.49" calcext:value-type="float">
            <text:p>1228.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leanup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228.49" calcext:value-type="float">
            <text:p>1228.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displayTestInformation</text:p>
          </table:table-cell>
          <table:table-cell table:number-columns-repeated="6"/>
        </table:table-row>
        <table:table-row table:style-name="ro1">
          <table:table-cell table:style-name="ce4" table:number-columns-repeated="3"/>
          <table:table-cell table:style-name="Default"/>
          <table:table-cell table:number-columns-repeated="6"/>
        </table:table-row>
        <table:table-row table:style-name="ro1">
          <table:table-cell table:style-name="ce4" office:value-type="string" calcext:value-type="string">
            <text:p>Time Guitar Brite Hall O1</text:p>
          </table:table-cell>
          <table:table-cell table:style-name="ce4" table:number-columns-repeated="2"/>
          <table:table-cell table:style-name="Default"/>
          <table:table-cell table:number-columns-repeated="6"/>
        </table:table-row>
        <table:table-row table:style-name="ro1">
          <table:table-cell table:style-name="ce2" office:value-type="string" calcext:value-type="string">
            <text:p>Time %</text:p>
          </table:table-cell>
          <table:table-cell table:style-name="ce2" office:value-type="string" calcext:value-type="string">
            <text:p>Cumulative Seconds</text:p>
          </table:table-cell>
          <table:table-cell table:style-name="ce2" office:value-type="string" calcext:value-type="string">
            <text:p>Self seconds</text:p>
          </table:table-cell>
          <table:table-cell table:style-name="ce2" office:value-type="string" calcext:value-type="string">
            <text:p>function</text:p>
          </table:table-cell>
          <table:table-cell table:number-columns-repeated="6"/>
        </table:table-row>
        <table:table-row table:style-name="ro1">
          <table:table-cell office:value-type="float" office:value="100.13" calcext:value-type="float">
            <text:p>100.13</text:p>
          </table:table-cell>
          <table:table-cell table:number-columns-repeated="2" office:value-type="float" office:value="498.26" calcext:value-type="float">
            <text:p>498.26</text:p>
          </table:table-cell>
          <table:table-cell office:value-type="string" calcext:value-type="string">
            <text:p><text:s/>convolve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8.27" calcext:value-type="float">
            <text:p>498.27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normalizeArray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8.28" calcext:value-type="float">
            <text:p>498.28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saveOutput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8.28" calcext:value-type="float">
            <text:p>498.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write_little_endian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8.28" calcext:value-type="float">
            <text:p>498.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getHeaderInfo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8.28" calcext:value-type="float">
            <text:p>498.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getWavData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8.28" calcext:value-type="float">
            <text:p>498.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shortArrToFloat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8.28" calcext:value-type="float">
            <text:p>498.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cleanup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8.28" calcext:value-type="float">
            <text:p>498.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floatArrToShort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98.28" calcext:value-type="float">
            <text:p>498.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getMaxElementFloat</text:p>
          </table:table-cell>
          <table:table-cell table:number-columns-repeated="6"/>
        </table:table-row>
        <table:table-row table:style-name="ro1" table:number-rows-repeated="5">
          <table:table-cell table:style-name="Default" table:number-columns-repeated="4"/>
          <table:table-cell table:number-columns-repeated="6"/>
        </table:table-row>
        <table:table-row table:style-name="ro1">
          <table:table-cell table:style-name="ce4" office:value-type="string" calcext:value-type="string">
            <text:p>Freq Guitar Brite Hall O0</text:p>
          </table:table-cell>
          <table:table-cell table:style-name="ce4" table:number-columns-repeated="2"/>
          <table:table-cell table:style-name="Default"/>
          <table:table-cell table:number-columns-repeated="6"/>
        </table:table-row>
        <table:table-row table:style-name="ro1">
          <table:table-cell table:style-name="ce2" office:value-type="string" calcext:value-type="string">
            <text:p>Time %</text:p>
          </table:table-cell>
          <table:table-cell table:style-name="ce2" office:value-type="string" calcext:value-type="string">
            <text:p>Cumulative Seconds</text:p>
          </table:table-cell>
          <table:table-cell table:style-name="ce2" office:value-type="string" calcext:value-type="string">
            <text:p>Self seconds</text:p>
          </table:table-cell>
          <table:table-cell table:style-name="ce2" office:value-type="string" calcext:value-type="string">
            <text:p>function</text:p>
          </table:table-cell>
          <table:table-cell table:number-columns-repeated="6"/>
        </table:table-row>
        <table:table-row table:style-name="ro1">
          <table:table-cell office:value-type="float" office:value="96.26" calcext:value-type="float">
            <text:p>96.2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<text:s/>fft</text:p>
          </table:table-cell>
          <table:table-cell table:number-columns-repeated="6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2.02" calcext:value-type="float">
            <text:p>2.02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<text:s/>normalizeArray</text:p>
          </table:table-cell>
          <table:table-cell table:number-columns-repeated="6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2.03" calcext:value-type="float">
            <text:p>2.03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doubleArrToShort</text:p>
          </table:table-cell>
          <table:table-cell table:number-columns-repeated="6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2.04" calcext:value-type="float">
            <text:p>2.04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getMaxElement</text:p>
          </table:table-cell>
          <table:table-cell table:number-columns-repeated="6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2.05" calcext:value-type="float">
            <text:p>2.0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getMaxElementDouble</text:p>
          </table:table-cell>
          <table:table-cell table:number-columns-repeated="6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2.06" calcext:value-type="float">
            <text:p>2.06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ultiplyComplex</text:p>
          </table:table-cell>
          <table:table-cell table:number-columns-repeated="6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2.07" calcext:value-type="float">
            <text:p>2.07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preprocessData</text:p>
          </table:table-cell>
          <table:table-cell table:number-columns-repeated="6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2.08" calcext:value-type="float">
            <text:p>2.08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shortArrToDouble</text:p>
          </table:table-cell>
          <table:table-cell table:number-columns-repeated="6"/>
        </table:table-row>
        <table:table-row table:style-name="ro1">
          <table:table-cell table:style-name="ce4" table:number-columns-repeated="3"/>
          <table:table-cell table:style-name="Default"/>
          <table:table-cell table:number-columns-repeated="6"/>
        </table:table-row>
        <table:table-row table:style-name="ro1">
          <table:table-cell table:style-name="ce4" office:value-type="string" calcext:value-type="string">
            <text:p>Freq Guitar Brite Hall O1</text:p>
          </table:table-cell>
          <table:table-cell table:style-name="ce4" table:number-columns-repeated="2"/>
          <table:table-cell table:style-name="Default"/>
          <table:table-cell table:number-columns-repeated="6"/>
        </table:table-row>
        <table:table-row table:style-name="ro1">
          <table:table-cell table:style-name="ce2" office:value-type="string" calcext:value-type="string">
            <text:p>Time %</text:p>
          </table:table-cell>
          <table:table-cell table:style-name="ce2" office:value-type="string" calcext:value-type="string">
            <text:p>Cumulative Seconds</text:p>
          </table:table-cell>
          <table:table-cell table:style-name="ce2" office:value-type="string" calcext:value-type="string">
            <text:p>Self seconds</text:p>
          </table:table-cell>
          <table:table-cell table:style-name="ce2" office:value-type="string" calcext:value-type="string">
            <text:p>function</text:p>
          </table:table-cell>
          <table:table-cell table:number-columns-repeated="6"/>
        </table:table-row>
        <table:table-row table:style-name="ro1">
          <table:table-cell office:value-type="float" office:value="95.38" calcext:value-type="float">
            <text:p>95.38</text:p>
          </table:table-cell>
          <table:table-cell table:number-columns-repeated="2" office:value-type="float" office:value="2.02" calcext:value-type="float">
            <text:p>2.02</text:p>
          </table:table-cell>
          <table:table-cell office:value-type="string" calcext:value-type="string">
            <text:p><text:s/>fft</text:p>
          </table:table-cell>
          <table:table-cell table:number-columns-repeated="6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2.04" calcext:value-type="float">
            <text:p>2.04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<text:s/>shortArrToDouble</text:p>
          </table:table-cell>
          <table:table-cell table:number-columns-repeated="6"/>
        </table:table-row>
        <table:table-row table:style-name="ro1">
          <table:table-cell office:value-type="float" office:value="0.47" calcext:value-type="float">
            <text:p>0.47</text:p>
          </table:table-cell>
          <table:table-cell office:value-type="float" office:value="2.05" calcext:value-type="float">
            <text:p>2.0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getMaxElementDouble</text:p>
          </table:table-cell>
          <table:table-cell table:number-columns-repeated="6"/>
        </table:table-row>
        <table:table-row table:style-name="ro1">
          <table:table-cell office:value-type="float" office:value="0.47" calcext:value-type="float">
            <text:p>0.47</text:p>
          </table:table-cell>
          <table:table-cell office:value-type="float" office:value="2.06" calcext:value-type="float">
            <text:p>2.06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getMinElement</text:p>
          </table:table-cell>
          <table:table-cell table:number-columns-repeated="6"/>
        </table:table-row>
        <table:table-row table:style-name="ro1">
          <table:table-cell office:value-type="float" office:value="0.47" calcext:value-type="float">
            <text:p>0.47</text:p>
          </table:table-cell>
          <table:table-cell office:value-type="float" office:value="2.07" calcext:value-type="float">
            <text:p>2.07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ultiplyComplex</text:p>
          </table:table-cell>
          <table:table-cell table:number-columns-repeated="6"/>
        </table:table-row>
        <table:table-row table:style-name="ro1">
          <table:table-cell office:value-type="float" office:value="0.47" calcext:value-type="float">
            <text:p>0.47</text:p>
          </table:table-cell>
          <table:table-cell office:value-type="float" office:value="2.08" calcext:value-type="float">
            <text:p>2.08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normalizeArray</text:p>
          </table:table-cell>
          <table:table-cell table:number-columns-repeated="6"/>
        </table:table-row>
        <table:table-row table:style-name="ro1">
          <table:table-cell office:value-type="float" office:value="0.47" calcext:value-type="float">
            <text:p>0.47</text:p>
          </table:table-cell>
          <table:table-cell office:value-type="float" office:value="2.09" calcext:value-type="float">
            <text:p>2.09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postprocessData</text:p>
          </table:table-cell>
          <table:table-cell table:number-columns-repeated="6"/>
        </table:table-row>
        <table:table-row table:style-name="ro1">
          <table:table-cell office:value-type="float" office:value="0.47" calcext:value-type="float">
            <text:p>0.47</text:p>
          </table:table-cell>
          <table:table-cell office:value-type="float" office:value="2.1" calcext:value-type="float">
            <text:p>2.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preprocessData</text:p>
          </table:table-cell>
          <table:table-cell table:number-columns-repeated="6"/>
        </table:table-row>
        <table:table-row table:style-name="ro1">
          <table:table-cell office:value-type="float" office:value="0.47" calcext:value-type="float">
            <text:p>0.47</text:p>
          </table:table-cell>
          <table:table-cell office:value-type="float" office:value="2.11" calcext:value-type="float">
            <text:p>2.1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saveOutput</text:p>
          </table:table-cell>
          <table:table-cell table:number-columns-repeated="6"/>
        </table:table-row>
        <table:table-row table:style-name="ro1">
          <table:table-cell office:value-type="float" office:value="0.47" calcext:value-type="float">
            <text:p>0.47</text:p>
          </table:table-cell>
          <table:table-cell office:value-type="float" office:value="2.12" calcext:value-type="float">
            <text:p>2.12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write_little_endian</text:p>
          </table:table-cell>
          <table:table-cell table:number-columns-repeated="6"/>
        </table:table-row>
        <table:table-row table:style-name="ro1">
          <table:table-cell table:style-name="ce4" table:number-columns-repeated="3"/>
          <table:table-cell table:style-name="Default"/>
          <table:table-cell table:number-columns-repeated="6"/>
        </table:table-row>
        <table:table-row table:style-name="ro1">
          <table:table-cell table:style-name="ce4" office:value-type="string" calcext:value-type="string">
            <text:p>Freq Guitar Brite Hall O2</text:p>
          </table:table-cell>
          <table:table-cell table:style-name="ce4" table:number-columns-repeated="2"/>
          <table:table-cell table:style-name="Default"/>
          <table:table-cell table:number-columns-repeated="6"/>
        </table:table-row>
        <table:table-row table:style-name="ro1">
          <table:table-cell table:style-name="ce2" office:value-type="string" calcext:value-type="string">
            <text:p>Time %</text:p>
          </table:table-cell>
          <table:table-cell table:style-name="ce2" office:value-type="string" calcext:value-type="string">
            <text:p>Cumulative Seconds</text:p>
          </table:table-cell>
          <table:table-cell table:style-name="ce2" office:value-type="string" calcext:value-type="string">
            <text:p>Self seconds</text:p>
          </table:table-cell>
          <table:table-cell table:style-name="ce2" office:value-type="string" calcext:value-type="string">
            <text:p>function</text:p>
          </table:table-cell>
          <table:table-cell table:number-columns-repeated="6"/>
        </table:table-row>
        <table:table-row table:style-name="ro1">
          <table:table-cell office:value-type="float" office:value="94.91" calcext:value-type="float">
            <text:p>94.91</text:p>
          </table:table-cell>
          <table:table-cell table:number-columns-repeated="2" office:value-type="float" office:value="2.01" calcext:value-type="float">
            <text:p>2.01</text:p>
          </table:table-cell>
          <table:table-cell office:value-type="string" calcext:value-type="string">
            <text:p><text:s/>fft</text:p>
          </table:table-cell>
          <table:table-cell table:number-columns-repeated="6"/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2.03" calcext:value-type="float">
            <text:p>2.03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<text:s/>shortArrToDouble</text:p>
          </table:table-cell>
          <table:table-cell table:number-columns-repeated="6"/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2.05" calcext:value-type="float">
            <text:p>2.05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<text:s/>saveOutput</text:p>
          </table:table-cell>
          <table:table-cell table:number-columns-repeated="6"/>
        </table:table-row>
        <table:table-row table:style-name="ro1">
          <table:table-cell office:value-type="float" office:value="0.71" calcext:value-type="float">
            <text:p>0.71</text:p>
          </table:table-cell>
          <table:table-cell office:value-type="float" office:value="2.06" calcext:value-type="float">
            <text:p>2.06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<text:s/>write_little_endian</text:p>
          </table:table-cell>
          <table:table-cell table:number-columns-repeated="6"/>
        </table:table-row>
        <table:table-row table:style-name="ro1">
          <table:table-cell office:value-type="float" office:value="0.47" calcext:value-type="float">
            <text:p>0.47</text:p>
          </table:table-cell>
          <table:table-cell office:value-type="float" office:value="2.07" calcext:value-type="float">
            <text:p>2.07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doubleArrToShort</text:p>
          </table:table-cell>
          <table:table-cell table:number-columns-repeated="6"/>
        </table:table-row>
        <table:table-row table:style-name="ro1">
          <table:table-cell office:value-type="float" office:value="0.47" calcext:value-type="float">
            <text:p>0.47</text:p>
          </table:table-cell>
          <table:table-cell office:value-type="float" office:value="2.08" calcext:value-type="float">
            <text:p>2.08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getMaxElement</text:p>
          </table:table-cell>
          <table:table-cell table:number-columns-repeated="6"/>
        </table:table-row>
        <table:table-row table:style-name="ro1">
          <table:table-cell office:value-type="float" office:value="0.47" calcext:value-type="float">
            <text:p>0.47</text:p>
          </table:table-cell>
          <table:table-cell office:value-type="float" office:value="2.09" calcext:value-type="float">
            <text:p>2.09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getMaxElementDouble</text:p>
          </table:table-cell>
          <table:table-cell table:number-columns-repeated="6"/>
        </table:table-row>
        <table:table-row table:style-name="ro1">
          <table:table-cell office:value-type="float" office:value="0.47" calcext:value-type="float">
            <text:p>0.47</text:p>
          </table:table-cell>
          <table:table-cell office:value-type="float" office:value="2.1" calcext:value-type="float">
            <text:p>2.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multiplyComplex</text:p>
          </table:table-cell>
          <table:table-cell table:number-columns-repeated="6"/>
        </table:table-row>
        <table:table-row table:style-name="ro1">
          <table:table-cell office:value-type="float" office:value="0.47" calcext:value-type="float">
            <text:p>0.47</text:p>
          </table:table-cell>
          <table:table-cell office:value-type="float" office:value="2.11" calcext:value-type="float">
            <text:p>2.1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normalizeArray</text:p>
          </table:table-cell>
          <table:table-cell table:number-columns-repeated="6"/>
        </table:table-row>
        <table:table-row table:style-name="ro1">
          <table:table-cell office:value-type="float" office:value="0.47" calcext:value-type="float">
            <text:p>0.47</text:p>
          </table:table-cell>
          <table:table-cell office:value-type="float" office:value="2.12" calcext:value-type="float">
            <text:p>2.12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preprocessData</text:p>
          </table:table-cell>
          <table:table-cell table:number-columns-repeated="6"/>
        </table:table-row>
        <table:table-row table:style-name="ro1">
          <table:table-cell table:style-name="ce4" table:number-columns-repeated="3"/>
          <table:table-cell table:style-name="Default"/>
          <table:table-cell table:number-columns-repeated="6"/>
        </table:table-row>
        <table:table-row table:style-name="ro1">
          <table:table-cell table:style-name="ce4" office:value-type="string" calcext:value-type="string">
            <text:p>Freq Guitar Brite Hall O3</text:p>
          </table:table-cell>
          <table:table-cell table:style-name="ce4" table:number-columns-repeated="2"/>
          <table:table-cell table:style-name="Default"/>
          <table:table-cell table:number-columns-repeated="6"/>
        </table:table-row>
        <table:table-row table:style-name="ro1">
          <table:table-cell table:style-name="ce2" office:value-type="string" calcext:value-type="string">
            <text:p>Time %</text:p>
          </table:table-cell>
          <table:table-cell table:style-name="ce2" office:value-type="string" calcext:value-type="string">
            <text:p>Cumulative Seconds</text:p>
          </table:table-cell>
          <table:table-cell table:style-name="ce2" office:value-type="string" calcext:value-type="string">
            <text:p>Self seconds</text:p>
          </table:table-cell>
          <table:table-cell table:style-name="ce2" office:value-type="string" calcext:value-type="string">
            <text:p>function</text:p>
          </table:table-cell>
          <table:table-cell table:number-columns-repeated="6"/>
        </table:table-row>
        <table:table-row table:style-name="ro1">
          <table:table-cell office:value-type="float" office:value="95.79" calcext:value-type="float">
            <text:p>95.7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fft</text:p>
          </table:table-cell>
          <table:table-cell table:number-columns-repeated="6"/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2.02" calcext:value-type="float">
            <text:p>2.02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<text:s/>multiplyComplex</text:p>
          </table:table-cell>
          <table:table-cell table:number-columns-repeated="6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2.03" calcext:value-type="float">
            <text:p>2.03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getMaxElement</text:p>
          </table:table-cell>
          <table:table-cell table:number-columns-repeated="6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2.04" calcext:value-type="float">
            <text:p>2.04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getMaxElementDouble</text:p>
          </table:table-cell>
          <table:table-cell table:number-columns-repeated="6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2.05" calcext:value-type="float">
            <text:p>2.0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normalizeArray</text:p>
          </table:table-cell>
          <table:table-cell table:number-columns-repeated="6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2.06" calcext:value-type="float">
            <text:p>2.06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postprocessData</text:p>
          </table:table-cell>
          <table:table-cell table:number-columns-repeated="6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2.07" calcext:value-type="float">
            <text:p>2.07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preprocessData</text:p>
          </table:table-cell>
          <table:table-cell table:number-columns-repeated="6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2.08" calcext:value-type="float">
            <text:p>2.08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saveOutput</text:p>
          </table:table-cell>
          <table:table-cell table:number-columns-repeated="6"/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2.09" calcext:value-type="float">
            <text:p>2.09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shortArrToDouble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9">00/00/0000</text:date>, <text:time style:data-style-name="N2" text:time-value="12:49:55.3229063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9T11:58:47.643487928</meta:creation-date>
    <dc:date>2016-12-09T13:40:38.648921524</dc:date>
    <meta:editing-duration>PT20M20S</meta:editing-duration>
    <meta:editing-cycles>5</meta:editing-cycles>
    <meta:generator>LibreOffice/5.1.6.2.0$Linux_X86_64 LibreOffice_project/10$Build-2</meta:generator>
    <meta:document-statistic meta:table-count="1" meta:cell-count="66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0">
      <style:chart-properties chart:display-label="true" chart:logarithmic="false" chart:minimum="0" chart:maximum="50000" chart:interval-major="10000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4.721cm" svg:height="9.165cm" xlink:href=".." xlink:type="simple" chart:class="chart:bar" chart:style-name="ch1">
        <chart:title svg:x="4.909cm" svg:y="0.319cm" chart:style-name="ch2">
          <text:p>Time domain throughput</text:p>
        </chart:title>
        <chart:legend chart:legend-position="end" svg:x="11.796cm" svg:y="4.034cm" style:legend-expansion="high" chart:style-name="ch3"/>
        <chart:plot-area chart:style-name="ch4" table:cell-range-address="'Optimization Analysis'.A59:'Optimization Analysis'.B62 'Optimization Analysis'.D58:'Optimization Analysis'.E62" chart:data-source-has-labels="both" svg:x="1.305cm" svg:y="1.281cm" svg:width="10.197cm" svg:height="6.72cm">
          <chartooo:coordinate-region svg:x="2.852cm" svg:y="1.48cm" svg:width="8.65cm" svg:height="5.476cm"/>
          <chart:axis chart:dimension="x" chart:name="primary-x" chart:style-name="ch5" chartooo:axis-type="auto">
            <chartooo:date-scale/>
            <chart:title svg:x="5.803cm" svg:y="8.184cm" chart:style-name="ch6">
              <text:p>Version</text:p>
            </chart:title>
            <chart:categories table:cell-range-address="'Optimization Analysis'.A59:'Optimization Analysis'.B62"/>
          </chart:axis>
          <chart:axis chart:dimension="y" chart:name="primary-y" chart:style-name="ch7">
            <chart:title svg:x="0.451cm" svg:y="5.598cm" chart:style-name="ch8">
              <text:p>Byte/(Byte/s)</text:p>
            </chart:title>
            <chart:grid chart:style-name="ch9" chart:class="major"/>
            <chart:grid chart:style-name="ch10" chart:class="minor"/>
          </chart:axis>
          <chart:axis chart:dimension="y" chart:name="secondary-y" chart:style-name="ch11"/>
          <chart:series chart:attached-axis="primary-y" chart:style-name="ch12" chart:values-cell-range-address="'Optimization Analysis'.D59:'Optimization Analysis'.D62" chart:label-cell-address="'Optimization Analysis'.D58:'Optimization Analysis'.D58" chart:class="chart:bar">
            <chart:data-point chart:repeated="4"/>
          </chart:series>
          <chart:series chart:attached-axis="primary-y" chart:style-name="ch13" chart:values-cell-range-address="'Optimization Analysis'.E59:'Optimization Analysis'.E62" chart:label-cell-address="'Optimization Analysis'.E58:'Optimization Analysis'.E58" chart:class="chart:bar">
            <chart:data-point chart:repeated="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put Size</text:p>
                <draw:g>
                  <svg:desc>'Optimization Analysis'.D58:'Optimization Analysis'.D58</svg:desc>
                </draw:g>
              </table:table-cell>
              <table:table-cell office:value-type="string">
                <text:p>Bytes/Second</text:p>
                <draw:g>
                  <svg:desc>'Optimization Analysis'.E58:'Optimization Analysis'.E5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ime O0</text:p>
                <text:list>
                  <text:list-item>
                    <text:p>Time</text:p>
                  </text:list-item>
                  <text:list-item>
                    <text:p>O0</text:p>
                  </text:list-item>
                </text:list>
                <draw:g>
                  <svg:desc>'Optimization Analysis'.A59:'Optimization Analysis'.B62</svg:desc>
                </draw:g>
              </table:table-cell>
              <table:table-cell office:value-type="float" office:value="5517318">
                <text:p>5517318</text:p>
                <draw:g>
                  <svg:desc>'Optimization Analysis'.D59:'Optimization Analysis'.D62</svg:desc>
                </draw:g>
              </table:table-cell>
              <table:table-cell office:value-type="float" office:value="2868">
                <text:p>2868</text:p>
                <draw:g>
                  <svg:desc>'Optimization Analysis'.E59:'Optimization Analysis'.E62</svg:desc>
                </draw:g>
              </table:table-cell>
            </table:table-row>
            <table:table-row>
              <table:table-cell office:value-type="string">
                <text:p>Time O1</text:p>
                <text:list>
                  <text:list-item>
                    <text:p>Time</text:p>
                  </text:list-item>
                  <text:list-item>
                    <text:p>O1</text:p>
                  </text:list-item>
                </text:list>
              </table:table-cell>
              <table:table-cell office:value-type="float" office:value="5517318">
                <text:p>5517318</text:p>
              </table:table-cell>
              <table:table-cell office:value-type="float" office:value="7101">
                <text:p>7101</text:p>
              </table:table-cell>
            </table:table-row>
            <table:table-row>
              <table:table-cell office:value-type="string">
                <text:p>Time O0</text:p>
                <text:list>
                  <text:list-item>
                    <text:p>Time</text:p>
                  </text:list-item>
                  <text:list-item>
                    <text:p>O0</text:p>
                  </text:list-item>
                </text:list>
              </table:table-cell>
              <table:table-cell office:value-type="float" office:value="3947104">
                <text:p>3947104</text:p>
              </table:table-cell>
              <table:table-cell office:value-type="float" office:value="3215">
                <text:p>3215</text:p>
              </table:table-cell>
            </table:table-row>
            <table:table-row>
              <table:table-cell office:value-type="string">
                <text:p>Time O1</text:p>
                <text:list>
                  <text:list-item>
                    <text:p>Time</text:p>
                  </text:list-item>
                  <text:list-item>
                    <text:p>O1</text:p>
                  </text:list-item>
                </text:list>
              </table:table-cell>
              <table:table-cell office:value-type="float" office:value="3947104">
                <text:p>3947104</text:p>
              </table:table-cell>
              <table:table-cell office:value-type="float" office:value="7923">
                <text:p>79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.0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data-label-number="value" chart:data-label-text="false" chart:data-label-symbol="false" chart:label-position="top" style:rotation-angle="90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4.639cm" svg:height="9.431cm" xlink:href=".." xlink:type="simple" chart:class="chart:bar" chart:style-name="ch1">
        <chart:title svg:x="4.299cm" svg:y="0.324cm" chart:style-name="ch2">
          <text:p>Frequency domain throughput</text:p>
        </chart:title>
        <chart:subtitle svg:x="5.569cm" svg:y="1.291cm" chart:style-name="ch3">
          <text:p>(Logarithmic Scale)</text:p>
        </chart:subtitle>
        <chart:legend chart:legend-position="end" svg:x="11.714cm" svg:y="4.167cm" style:legend-expansion="high" chart:style-name="ch4"/>
        <chart:plot-area chart:style-name="ch5" table:cell-range-address="'Optimization Analysis'.A63:'Optimization Analysis'.B70 'Optimization Analysis'.D58:'Optimization Analysis'.E58 'Optimization Analysis'.D63:'Optimization Analysis'.E70" chart:data-source-has-labels="both" svg:x="1.303cm" svg:y="2.162cm" svg:width="10.119cm" svg:height="6.1cm">
          <chartooo:coordinate-region svg:x="2.85cm" svg:y="2.361cm" svg:width="8.572cm" svg:height="4.856cm"/>
          <chart:axis chart:dimension="x" chart:name="primary-x" chart:style-name="ch6" chartooo:axis-type="auto">
            <chartooo:date-scale/>
            <chart:title svg:x="5.762cm" svg:y="8.45cm" chart:style-name="ch7">
              <text:p>Version</text:p>
            </chart:title>
            <chart:categories table:cell-range-address="'Optimization Analysis'.A63:'Optimization Analysis'.B70"/>
          </chart:axis>
          <chart:axis chart:dimension="y" chart:name="primary-y" chart:style-name="ch8">
            <chart:title svg:x="0.451cm" svg:y="6.288cm" chart:style-name="ch9">
              <text:p>Bytes(Bytes/s)</text:p>
            </chart:title>
            <chart:grid chart:style-name="ch10" chart:class="major"/>
          </chart:axis>
          <chart:series chart:style-name="ch11" chart:values-cell-range-address="'Optimization Analysis'.D63:'Optimization Analysis'.D70" chart:label-cell-address="'Optimization Analysis'.D58:'Optimization Analysis'.D58" chart:class="chart:bar">
            <chart:data-point chart:repeated="8"/>
          </chart:series>
          <chart:series chart:style-name="ch12" chart:values-cell-range-address="'Optimization Analysis'.E63:'Optimization Analysis'.E70" chart:label-cell-address="'Optimization Analysis'.E58:'Optimization Analysis'.E58" chart:class="chart:bar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put Size</text:p>
                <draw:g>
                  <svg:desc>'Optimization Analysis'.D58:'Optimization Analysis'.D58</svg:desc>
                </draw:g>
              </table:table-cell>
              <table:table-cell office:value-type="string">
                <text:p>Bytes/Second</text:p>
                <draw:g>
                  <svg:desc>'Optimization Analysis'.E58:'Optimization Analysis'.E5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req O0</text:p>
                <text:list>
                  <text:list-item>
                    <text:p>Freq</text:p>
                  </text:list-item>
                  <text:list-item>
                    <text:p>O0</text:p>
                  </text:list-item>
                </text:list>
                <draw:g>
                  <svg:desc>'Optimization Analysis'.A63:'Optimization Analysis'.B70</svg:desc>
                </draw:g>
              </table:table-cell>
              <table:table-cell office:value-type="float" office:value="5517318">
                <text:p>5517318</text:p>
                <draw:g>
                  <svg:desc>'Optimization Analysis'.D63:'Optimization Analysis'.D70</svg:desc>
                </draw:g>
              </table:table-cell>
              <table:table-cell office:value-type="float" office:value="1277157">
                <text:p>1277157</text:p>
                <draw:g>
                  <svg:desc>'Optimization Analysis'.E63:'Optimization Analysis'.E70</svg:desc>
                </draw:g>
              </table:table-cell>
            </table:table-row>
            <table:table-row>
              <table:table-cell office:value-type="string">
                <text:p>Freq O1</text:p>
                <text:list>
                  <text:list-item>
                    <text:p>Freq</text:p>
                  </text:list-item>
                  <text:list-item>
                    <text:p>O1</text:p>
                  </text:list-item>
                </text:list>
              </table:table-cell>
              <table:table-cell office:value-type="float" office:value="5517318">
                <text:p>5517318</text:p>
              </table:table-cell>
              <table:table-cell office:value-type="float" office:value="1245445">
                <text:p>1245445</text:p>
              </table:table-cell>
            </table:table-row>
            <table:table-row>
              <table:table-cell office:value-type="string">
                <text:p>Freq O2</text:p>
                <text:list>
                  <text:list-item>
                    <text:p>Freq</text:p>
                  </text:list-item>
                  <text:list-item>
                    <text:p>O2</text:p>
                  </text:list-item>
                </text:list>
              </table:table-cell>
              <table:table-cell office:value-type="float" office:value="5517318">
                <text:p>5517318</text:p>
              </table:table-cell>
              <table:table-cell office:value-type="float" office:value="1259662">
                <text:p>1259662</text:p>
              </table:table-cell>
            </table:table-row>
            <table:table-row>
              <table:table-cell office:value-type="string">
                <text:p>Freq O3</text:p>
                <text:list>
                  <text:list-item>
                    <text:p>Freq</text:p>
                  </text:list-item>
                  <text:list-item>
                    <text:p>O3</text:p>
                  </text:list-item>
                </text:list>
              </table:table-cell>
              <table:table-cell office:value-type="float" office:value="5517318">
                <text:p>5517318</text:p>
              </table:table-cell>
              <table:table-cell office:value-type="float" office:value="1248262">
                <text:p>1248262</text:p>
              </table:table-cell>
            </table:table-row>
            <table:table-row>
              <table:table-cell office:value-type="string">
                <text:p>Freq O0</text:p>
                <text:list>
                  <text:list-item>
                    <text:p>Freq</text:p>
                  </text:list-item>
                  <text:list-item>
                    <text:p>O0</text:p>
                  </text:list-item>
                </text:list>
              </table:table-cell>
              <table:table-cell office:value-type="float" office:value="3947104">
                <text:p>3947104</text:p>
              </table:table-cell>
              <table:table-cell office:value-type="float" office:value="1973552">
                <text:p>1973552</text:p>
              </table:table-cell>
            </table:table-row>
            <table:table-row>
              <table:table-cell office:value-type="string">
                <text:p>Freq O1</text:p>
                <text:list>
                  <text:list-item>
                    <text:p>Freq</text:p>
                  </text:list-item>
                  <text:list-item>
                    <text:p>O1</text:p>
                  </text:list-item>
                </text:list>
              </table:table-cell>
              <table:table-cell office:value-type="float" office:value="3947104">
                <text:p>3947104</text:p>
              </table:table-cell>
              <table:table-cell office:value-type="float" office:value="1954012">
                <text:p>1954012</text:p>
              </table:table-cell>
            </table:table-row>
            <table:table-row>
              <table:table-cell office:value-type="string">
                <text:p>Freq O2</text:p>
                <text:list>
                  <text:list-item>
                    <text:p>Freq</text:p>
                  </text:list-item>
                  <text:list-item>
                    <text:p>O2</text:p>
                  </text:list-item>
                </text:list>
              </table:table-cell>
              <table:table-cell office:value-type="float" office:value="3947104">
                <text:p>3947104</text:p>
              </table:table-cell>
              <table:table-cell office:value-type="float" office:value="1954012">
                <text:p>1954012</text:p>
              </table:table-cell>
            </table:table-row>
            <table:table-row>
              <table:table-cell office:value-type="string">
                <text:p>Freq O3</text:p>
                <text:list>
                  <text:list-item>
                    <text:p>Freq</text:p>
                  </text:list-item>
                  <text:list-item>
                    <text:p>O3</text:p>
                  </text:list-item>
                </text:list>
              </table:table-cell>
              <table:table-cell office:value-type="float" office:value="3947104">
                <text:p>3947104</text:p>
              </table:table-cell>
              <table:table-cell office:value-type="float" office:value="1973552">
                <text:p>197355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.0$Linux_X86_64 LibreOffice_project/1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